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004586" style:font-name="Consolas" fo:font-size="10pt" style:font-size-asian="10pt" style:font-size-complex="10pt"/>
    </style:style>
    <style:style style:name="P3" style:family="paragraph" style:parent-style-name="Standard">
      <style:text-properties fo:color="#004586" style:font-name="Consolas" fo:font-size="8pt" style:font-size-asian="8pt" style:font-size-complex="8pt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color="#004586" style:font-name="Consolas" fo:font-size="8pt" style:font-size-asian="8pt" style:font-size-complex="8pt"/>
    </style:style>
    <style:style style:name="P6" style:family="paragraph" style:parent-style-name="Standard" style:list-style-name="L1"/>
    <style:style style:name="T1" style:family="text">
      <style:text-properties fo:color="#004586" style:font-name="Consolas" fo:font-size="10pt" style:font-size-asian="10pt" style:font-size-complex="10pt"/>
    </style:style>
    <style:style style:name="T2" style:family="text">
      <style:text-properties fo:color="#004586" style:font-name="Consolas" fo:font-size="8pt" style:font-size-asian="8pt" style:font-size-complex="8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 whoever is has opened this archive and taken to his time to read this readme.txt.</text:p>
      <text:p text:style-name="Standard"/>
      <text:p text:style-name="Standard">This file encloses my researches about the url rewriting for Xoops. I started the project under Xoops 2.5.3, one year ago, and did this one with the 2.5.5.</text:p>
      <text:p text:style-name="Standard"/>
      <text:p text:style-name="Standard">This is just a sample of the system I suggest.</text:p>
      <text:p text:style-name="Standard"/>
      <text:p text:style-name="Standard">With this methode, you'll convert urls like:</text:p>
      <text:p text:style-name="P3">modules/mymodule/index.php?UrwIsActive=1&amp;UrwExt=ext&amp;UrwSeparator=0&amp;UrwMaxKeyWSize=10&amp;UrwMaxKeyW=12&amp;op_1=1&amp;op_2=2&amp;op_3=edit&amp;op_4=data</text:p>
      <text:p text:style-name="Standard">into</text:p>
      <text:p text:style-name="P3">new_name/new_pages/ext,1,12,10,0,1,2,edit,data/this-is-not-a-description.html</text:p>
      <text:p text:style-name="Standard"/>
      <text:p text:style-name="Standard">This methode can be customised on both core or module level. With settings like:</text:p>
      <text:list xml:id="list3881758296" text:style-name="L1">
        <text:list-item>
          <text:p text:style-name="P6">Activate or deactivate the url rewriting ;</text:p>
        </text:list-item>
        <text:list-item>
          <text:p text:style-name="P6">Number of keywords used ;</text:p>
        </text:list-item>
        <text:list-item>
          <text:p text:style-name="P6">Minimum size of keywords used ;</text:p>
        </text:list-item>
        <text:list-item>
          <text:p text:style-name="P6">Type of operators used (above exemple is the coma ,) ;</text:p>
        </text:list-item>
        <text:list-item>
          <text:p text:style-name="P6">Suppression of the Xoops typical "module directory" in the url;</text:p>
        </text:list-item>
        <text:list-item>
          <text:p text:style-name="P6">Replacement of the module name by any custom name ;</text:p>
        </text:list-item>
        <text:list-item>
          <text:p text:style-name="P6">Replacement of any module file name by any custom name ;</text:p>
        </text:list-item>
        <text:list-item>
          <text:p text:style-name="P6">Use of any file extension, if any ;</text:p>
        </text:list-item>
        <text:list-item>
          <text:p text:style-name="P6">Shorter and SEO oriented urls.</text:p>
        </text:list-item>
      </text:list>
      <text:p text:style-name="Standard"/>
      <text:p text:style-name="P1">Installation :</text:p>
      <text:p text:style-name="Standard"/>
      <text:p text:style-name="Standard">1/ Take a brand new Xoops 2.5.5 version and copy the content of this archive into it. Install your xoops, normally. <text:s/></text:p>
      <text:p text:style-name="Standard">2/ Go in admin, and install the "mymodule" module. This module is a sample of how it can work.</text:p>
      <text:p text:style-name="Standard">3/ Go in the main page of this module and see how the url rewriting works.</text:p>
      <text:p text:style-name="Standard"/>
      <text:p text:style-name="Standard">Of course, be sure your server accept the .htaccess. </text:p>
      <text:p text:style-name="Standard">If you face some troubles (your demo site is maybe installe in a sub-domain), click on the ".htaccess generator" and copy/past the content on your .htaccess file at your xoops root. </text:p>
      <text:p text:style-name="Standard"/>
      <text:p text:style-name="Standard"/>
      <text:p text:style-name="P1">Code use :</text:p>
      <text:p text:style-name="Standard">In the module (header.php for instance), include the urw class and settings:</text:p>
      <text:p text:style-name="Standard"/>
      <text:p text:style-name="P3">#### URW Class inclusion</text:p>
      <text:p text:style-name="P3">include_once( XOOPS_ROOT_PATH . '/class/xoopsurw.php' );</text:p>
      <text:p text:style-name="P3"/>
      <text:p text:style-name="P3">$urw <text:s/>= &amp;XoopsUrlRewrite::getInstance();</text:p>
      <text:p text:style-name="P3"/>
      <text:p text:style-name="P3">// urw is active or not on the module <text:s text:c="2"/></text:p>
      <text:p text:style-name="P3"><text:s text:c="3"/>$urw-&gt;UrwIsActive( <text:s/>$xoopsModuleConfig['urw_isactive'] ); </text:p>
      <text:p text:style-name="P3"/>
      <text:p text:style-name="P3">// Available operators for each and every rewrited page.php (see settings below)</text:p>
      <text:p text:style-name="P3"><text:s text:c="3"/>$xoopsModuleConfig['urw_ops'] = array(</text:p>
      <text:p text:style-name="P3"><text:s text:c="49"/>'index|id:UrwIsActive,</text:p>
      <text:p text:style-name="P3"><text:s text:c="56"/>tx:UrwExt,</text:p>
      <text:p text:style-name="P3"><text:s text:c="56"/>id:UrwSeparator,</text:p>
      <text:p text:style-name="P3"><text:s text:c="56"/>id:UrwMaxKeyWSize,</text:p>
      <text:p text:style-name="P3"><text:s text:c="56"/>id:UrwMaxKeyW,</text:p>
      <text:p text:style-name="P3"><text:s text:c="56"/>id:op_1,</text:p>
      <text:p text:style-name="P3"><text:s text:c="56"/>id:op_2,</text:p>
      <text:p text:style-name="P3"><text:s text:c="56"/>tx:op_3,</text:p>
      <text:p text:style-name="P3"><text:s text:c="56"/>tx:op_4',</text:p>
      <text:p text:style-name="P3"/>
      <text:p text:style-name="P3"><text:s text:c="49"/>'item| id:id,</text:p>
      <text:p text:style-name="P3"><text:soft-page-break/><text:s text:c="56"/>tx:op'</text:p>
      <text:p text:style-name="P3"><text:s text:c="49"/>);</text:p>
      <text:p text:style-name="P3"/>
      <text:p text:style-name="P3"><text:s text:c="3"/>$urw-&gt;UrwOperators( $xoopsModuleConfig['urw_ops'] );</text:p>
      <text:p text:style-name="P3"><text:s text:c="6"/></text:p>
      <text:p text:style-name="P3">// current module extension * Optional: can be bypassed by website setting</text:p>
      <text:p text:style-name="P3"><text:s text:c="3"/>$urw-&gt;UrwExt( 'html' );</text:p>
      <text:p text:style-name="P3"><text:s/><text:tab/><text:tab/><text:tab/><text:tab/><text:tab/> </text:p>
      <text:p text:style-name="P3">// operators separators <text:s text:c="4"/>* Optional: can be bypassed by website setting</text:p>
      <text:p text:style-name="P3"><text:s text:c="3"/>$urw-&gt;UrwSeparator( '|' ); <text:s text:c="2"/></text:p>
      <text:p text:style-name="P3"><text:s text:c="7"/><text:tab/><text:tab/><text:tab/></text:p>
      <text:p text:style-name="P3">// Replacement name for the module ex : mymodule =&gt; my_url_rewrited_module</text:p>
      <text:p text:style-name="P3"><text:s text:c="3"/>$urw-&gt;UrwModuleName( 'cinema' );</text:p>
      <text:p text:style-name="P3"/>
      <text:p text:style-name="P3">// Replacement name for the module files ex : index =&gt; my_index_page and item =&gt; my_item_page. </text:p>
      <text:p text:style-name="P3"><text:s text:c="3"/>$urw-&gt;UrwPagesNames( array( 'index' =&gt; 'theater',</text:p>
      <text:p text:style-name="P3"><text:s text:c="31"/>'item' <text:s/>=&gt; 'movie' <text:s/>) );</text:p>
      <text:p text:style-name="P3">#### URW Module settings ###</text:p>
      <text:p text:style-name="Standard"/>
      <text:p text:style-name="Standard"/>
      <text:p text:style-name="Standard">In the module pages there are 3 methodes to send datas to templates:</text:p>
      <text:p text:style-name="Standard"/>
      <text:p text:style-name="P1"># <text:span text:style-name="T3">Methode 1</text:span></text:p>
      <text:p text:style-name="P4"># Send rewrited link at php level</text:p>
      <text:p text:style-name="P3"><text:s text:c="2"/>$link = <text:s/>'&lt;a href="' . $urw-&gt;XoUrlRewrite( $description, $url) . '" title="',$description.'"&gt;' . $caption . '&lt;/a&gt;';</text:p>
      <text:p text:style-name="P3"><text:s text:c="2"/>$xoopsTpl-&gt;assign('link', <text:s text:c="8"/>$link);</text:p>
      <text:p text:style-name="P2"/>
      <text:p text:style-name="Standard">## In smarty template:</text:p>
      <text:p text:style-name="P2"><text:s text:c="2"/>&lt;{$link}&gt;</text:p>
      <text:p text:style-name="P2"/>
      <text:p text:style-name="Standard"/>
      <text:p text:style-name="Standard"/>
      <text:p text:style-name="P1"># <text:span text:style-name="T3">Methode 2</text:span></text:p>
      <text:p text:style-name="Standard"># Send clas to smarty for conversion in the smarty</text:p>
      <text:p text:style-name="Standard"><text:s/><text:span text:style-name="T2"><text:s/>$xoopsTpl-&gt;assign('urw', <text:s text:c="9"/>$urw ); ## Send class to smarty</text:span></text:p>
      <text:p text:style-name="P3"><text:s text:c="2"/>$xoopsTpl-&gt;assign('caption', <text:s text:c="5"/>$caption);</text:p>
      <text:p text:style-name="P3"><text:s text:c="2"/>$xoopsTpl-&gt;assign('description', <text:s/>$description);</text:p>
      <text:p text:style-name="P3"/>
      <text:p text:style-name="Standard">## In smarty template:</text:p>
      <text:p text:style-name="P3"><text:s text:c="3"/>&lt;a href="&lt;{$urw-&gt;XoUrlRewrite('My name is Bond, James Bond, 'index.php?id=007&amp;op=mission')}&gt;"&gt;Secret Agent&lt;/a&gt;</text:p>
      <text:p text:style-name="Standard">or</text:p>
      <text:p text:style-name="P3"><text:s text:c="3"/>&lt;a href="&lt;{$urw-&gt;XoUrlRewrite('My name is `$name`, `$surname` `$name`", "index.php?id=`$id`&amp;op=`$op`")}&gt;"&gt;&lt;{$profession}&gt;&lt;/a&gt;</text:p>
      <text:p text:style-name="Standard">or</text:p>
      <text:p text:style-name="P3"><text:s text:c="3"/>&lt;a href="&lt;{$urw-&gt;XoUrlRewrite($description, 'index.php?id=`$id`')}&gt;"&gt;&lt;{$profession}&gt;&lt;/a&gt;</text:p>
      <text:p text:style-name="Standard"><text:span text:style-name="T1"><text:s/></text:span><text:s text:c="14"/></text:p>
      <text:p text:style-name="Standard"/>
      <text:p text:style-name="Standard"/>
      <text:p text:style-name="P1"># <text:span text:style-name="T3">Methode 3</text:span></text:p>
      <text:p text:style-name="Standard"># Mixed methode</text:p>
      <text:p text:style-name="P3"><text:s text:c="3"/>$link = $urw-&gt;XoUrlRewrite( $description, $url );</text:p>
      <text:p text:style-name="P3"><text:s text:c="3"/>$xoopsTpl-&gt;assign('urw_link', <text:s text:c="4"/>$link);</text:p>
      <text:p text:style-name="P3"/>
      <text:p text:style-name="Standard">## In smarty template:</text:p>
      <text:p text:style-name="P3"><text:s text:c="3"/>&lt;a href="&lt;{$urw_link}&gt;"&gt;&lt;{$profession}&gt;&lt;/a&gt;</text:p>
      <text:p text:style-name="P3"/>
      <text:p text:style-name="Standard"/>
      <text:p text:style-name="Standard"/>
      <text:p text:style-name="Standard">Note that all the operators are not mandatory, neither do they need to be sorted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7M47S</meta:editing-duration>
    <meta:editing-cycles>5</meta:editing-cycles>
    <meta:generator>LibreOffice/6.2.2.2$Windows_X86_64 LibreOffice_project/2b840030fec2aae0fd2658d8d4f9548af4e3518d</meta:generator>
    <dc:date>2012-12-03T22:02:21.10</dc:date>
    <meta:document-statistic meta:table-count="0" meta:image-count="0" meta:object-count="0" meta:page-count="2" meta:paragraph-count="84" meta:word-count="534" meta:character-count="4568" meta:non-whitespace-character-count="3304"/>
    <meta:user-defined meta:name="Info 1"/>
    <meta:user-defined meta:name="Info 2"/>
    <meta:user-defined meta:name="Info 3"/>
    <meta:user-defined meta:name="Info 4"/>
  </office:meta>
</office:document-meta>
</file>